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top" draw:auto-grow-height="false" fo:min-height="7.497cm" fo:min-width="5.34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5.923cm" fo:min-width="4.58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afd095" draw:textarea-horizontal-align="justify" draw:textarea-vertical-align="middle" draw:auto-grow-height="false" fo:min-height="0.896cm" fo:min-width="2.424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afd095" draw:textarea-horizontal-align="justify" draw:textarea-vertical-align="middle" draw:auto-grow-height="false" fo:min-height="0.648cm" fo:min-width="2.176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top" draw:auto-grow-height="false" fo:min-height="9.238cm" fo:min-width="5.26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5.843cm" fo:min-width="4.5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afd095" draw:textarea-horizontal-align="justify" draw:textarea-vertical-align="middle" draw:auto-grow-height="false" fo:min-height="0.568cm" fo:min-width="2.096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b4c7dc" draw:textarea-horizontal-align="justify" draw:textarea-vertical-align="middle" draw:auto-grow-height="false" fo:min-height="0.568cm" fo:min-width="2.096cm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000000" draw:marker-start="Arrow" draw:marker-start-width="0.421cm" draw:marker-end="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0000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a6a6" draw:textarea-horizontal-align="justify" draw:textarea-vertical-align="middle" draw:auto-grow-height="false" fo:min-height="0.568cm" fo:min-width="2.096cm" fo:padding-top="0.165cm" fo:padding-bottom="0.165cm" fo:padding-left="0.29cm" fo:padding-right="0.29cm"/>
    </style:style>
    <style:style style:name="gr13" style:family="graphic" style:parent-style-name="standard">
      <style:graphic-properties draw:stroke="dash" draw:stroke-dash="Fine_20_Dashed" svg:stroke-width="0.081cm" svg:stroke-color="#000000" draw:marker-start-width="0.321cm" draw:marker-end-width="0.321cm" draw:fill-color="#afd095" draw:opacity="50%" draw:opacity-name="" draw:textarea-horizontal-align="justify" draw:textarea-vertical-align="middle" draw:auto-grow-height="false" fo:min-height="0.568cm" fo:min-width="2.096cm" fo:padding-top="0.165cm" fo:padding-bottom="0.165cm" fo:padding-left="0.29cm" fo:padding-right="0.29cm"/>
    </style:style>
    <style:style style:name="gr14" style:family="graphic" style:parent-style-name="objectwithoutfill">
      <style:graphic-properties draw:stroke="solid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afd095" draw:textarea-horizontal-align="justify" draw:textarea-vertical-align="middle" draw:auto-grow-height="false" fo:min-height="1.018cm" fo:min-width="3.025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ffffa6" draw:textarea-horizontal-align="justify" draw:textarea-vertical-align="middle" draw:auto-grow-height="false" fo:min-height="1.017cm" fo:min-width="3.022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b4c7dc" draw:textarea-horizontal-align="justify" draw:textarea-vertical-align="middle" draw:auto-grow-height="false" fo:min-height="1.018cm" fo:min-width="3.025cm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333333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f10d0c" draw:marker-start-width="0.321cm" draw:marker-end-width="0.321cm" draw:fill-color="#ff6d6d" draw:textarea-horizontal-align="justify" draw:textarea-vertical-align="middle" draw:auto-grow-height="false" fo:min-height="0.894cm" fo:min-width="3.723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f10d0c" draw:marker-start-width="0.321cm" draw:marker-end-width="0.321cm" draw:fill-color="#ff6d6d" draw:textarea-horizontal-align="justify" draw:textarea-vertical-align="middle" draw:auto-grow-height="false" fo:min-height="1.02cm" fo:min-width="7.836cm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width="0.081cm" svg:stroke-color="#f10d0c" draw:marker-start-width="0.321cm" draw:marker-end-width="0.321cm" draw:fill-color="#ff6d6d" draw:textarea-horizontal-align="justify" draw:textarea-vertical-align="middle" draw:auto-grow-height="false" fo:min-height="0.814cm" fo:min-width="3.643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f10d0c" draw:marker-start-width="0.321cm" draw:marker-end-width="0.321cm" draw:fill-color="#ff6d6d" draw:textarea-horizontal-align="justify" draw:textarea-vertical-align="middle" draw:auto-grow-height="false" fo:min-height="1.043cm" fo:min-width="7.97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000000" draw:marker-start-width="0.321cm" draw:marker-end-width="0.321cm" draw:fill-color="#ffa6a6" draw:textarea-horizontal-align="justify" draw:textarea-vertical-align="middle" draw:auto-grow-height="false" fo:min-height="1.018cm" fo:min-width="3.025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333333" draw:marker-start-width="0.321cm" draw:marker-end-width="0.321cm" draw:fill-color="#b2b2b2" draw:textarea-horizontal-align="justify" draw:textarea-vertical-align="middle" draw:auto-grow-height="false" fo:min-height="0.814cm" fo:min-width="3.643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333333" draw:marker-start-width="0.321cm" draw:marker-end-width="0.321cm" draw:fill-color="#b2b2b2" draw:textarea-horizontal-align="justify" draw:textarea-vertical-align="middle" draw:auto-grow-height="false" fo:min-height="0.766cm" fo:min-width="3.724cm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Roboto" fo:font-weight="bold" style:font-weight-asian="bold" style:font-weight-complex="bold"/>
    </style:style>
    <style:style style:name="P3" style:family="paragraph">
      <style:paragraph-properties fo:text-align="center"/>
      <style:text-properties style:font-name="Roboto"/>
    </style:style>
    <style:style style:name="P4" style:family="paragraph">
      <loext:graphic-properties draw:fill-color="#ffffff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afd095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b4c7dc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-color="#ffa6a6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-color="#afd095" draw:opacity="50%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-color="#ffffa6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text-align="center"/>
      <style:text-properties fo:font-size="14pt"/>
    </style:style>
    <style:style style:name="P13" style:family="paragraph">
      <loext:graphic-properties draw:fill-color="#ff6d6d"/>
      <style:paragraph-properties fo:text-align="center"/>
      <style:text-properties style:font-name="Roboto" fo:font-size="14pt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style:font-name="Roboto"/>
    </style:style>
    <style:style style:name="P15" style:family="paragraph">
      <loext:graphic-properties draw:fill-color="#b2b2b2"/>
      <style:paragraph-properties fo:text-align="center"/>
      <style:text-properties style:font-name="Roboto" fo:font-size="14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Roboto"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5.842cm" svg:height="7.747cm" svg:x="7.096cm" svg:y="2.397cm">
          <draw:glue-point draw:id="4" svg:x="-3.26cm" svg:y="5cm"/>
          <draw:glue-point draw:id="5" svg:x="3.478cm" svg:y="5cm"/>
          <text:p text:style-name="P1"><text:span text:style-name="T1">Server Comput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08cm" svg:height="6.173cm" svg:x="7.477cm" svg:y="3.667cm">
          <text:p text:style-name="P3"><text:span text:style-name="T2">Version Databas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3.048cm" svg:height="1.27cm" svg:x="8.493cm" svg:y="4.611cm">
          <text:p text:style-name="P5"><text:span text:style-name="T3">version 3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2" draw:id="id2" draw:layer="layout" svg:width="3.048cm" svg:height="1.27cm" svg:x="8.493cm" svg:y="6.312cm">
          <text:p text:style-name="P5"><text:span text:style-name="T3">version 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3" draw:id="id3" draw:layer="layout" svg:width="3.048cm" svg:height="1.27cm" svg:x="8.493cm" svg:y="8.013cm">
          <text:p text:style-name="P5"><text:span text:style-name="T3">version 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0.017cm" svg:y1="5.881cm" svg:x2="10.017cm" svg:y2="6.312cm" draw:start-shape="id1" draw:start-glue-point="2" draw:end-shape="id2" draw:end-glue-point="0" svg:d="M10017 5881v431" svg:viewBox="0 0 1 432">
          <text:p/>
        </draw:connector>
        <draw:connector draw:style-name="gr5" draw:text-style-name="P7" draw:layer="layout" draw:type="line" svg:x1="10.017cm" svg:y1="7.582cm" svg:x2="10.017cm" svg:y2="8.013cm" draw:start-shape="id2" draw:start-glue-point="2" draw:end-shape="id3" draw:end-glue-point="0" svg:d="M10017 7582v431" svg:viewBox="0 0 1 432">
          <text:p/>
        </draw:connector>
        <draw:custom-shape draw:style-name="gr6" draw:text-style-name="P2" xml:id="id12" draw:id="id12" draw:layer="layout" svg:width="5.842cm" svg:height="9.568cm" svg:x="12.096cm" svg:y="12.176cm">
          <draw:glue-point draw:id="4" svg:x="-3.123cm" svg:y="-5cm"/>
          <text:p text:style-name="P1"><text:span text:style-name="T1">Computer 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5" draw:id="id15" draw:layer="layout" svg:width="5.08cm" svg:height="6.173cm" svg:x="12.477cm" svg:y="15.267cm">
          <text:p text:style-name="P3"><text:span text:style-name="T2">Version Databas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4" draw:id="id4" draw:layer="layout" svg:width="3.048cm" svg:height="1.27cm" svg:x="13.493cm" svg:y="16.211cm">
          <text:p text:style-name="P5"><text:span text:style-name="T3">version 3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5" draw:id="id5" draw:layer="layout" svg:width="3.048cm" svg:height="1.27cm" svg:x="13.493cm" svg:y="17.912cm">
          <text:p text:style-name="P5"><text:span text:style-name="T3">version 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6" draw:id="id6" draw:layer="layout" svg:width="3.048cm" svg:height="1.27cm" svg:x="13.493cm" svg:y="19.613cm">
          <text:p text:style-name="P5"><text:span text:style-name="T3">version 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5.017cm" svg:y1="17.481cm" svg:x2="15.017cm" svg:y2="17.912cm" draw:start-shape="id4" draw:start-glue-point="2" draw:end-shape="id5" draw:end-glue-point="0" svg:d="M15017 17481v431" svg:viewBox="0 0 1 432">
          <text:p/>
        </draw:connector>
        <draw:connector draw:style-name="gr5" draw:text-style-name="P7" draw:layer="layout" draw:type="line" svg:x1="15.017cm" svg:y1="19.182cm" svg:x2="15.017cm" svg:y2="19.613cm" draw:start-shape="id5" draw:start-glue-point="2" draw:end-shape="id6" draw:end-glue-point="0" svg:d="M15017 19182v431" svg:viewBox="0 0 1 432">
          <text:p/>
        </draw:connector>
        <draw:custom-shape draw:style-name="gr9" draw:text-style-name="P8" xml:id="id16" draw:id="id16" draw:layer="layout" svg:width="3.048cm" svg:height="1.27cm" svg:x="13.493cm" svg:y="13.412cm">
          <text:p text:style-name="P5"><text:span text:style-name="T3">fil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0" draw:id="id10" draw:layer="layout" svg:width="5.842cm" svg:height="9.568cm" svg:x="2.096cm" svg:y="12.176cm">
          <draw:glue-point draw:id="4" svg:x="3.341cm" svg:y="-5cm"/>
          <text:p text:style-name="P1"><text:span text:style-name="T1">Computer 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3" draw:id="id13" draw:layer="layout" svg:width="5.08cm" svg:height="6.173cm" svg:x="2.477cm" svg:y="15.267cm">
          <text:p text:style-name="P3"><text:span text:style-name="T2">Version Databas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7" draw:id="id7" draw:layer="layout" svg:width="3.048cm" svg:height="1.27cm" svg:x="3.493cm" svg:y="16.211cm">
          <text:p text:style-name="P5"><text:span text:style-name="T3">version 3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8" draw:id="id8" draw:layer="layout" svg:width="3.048cm" svg:height="1.27cm" svg:x="3.493cm" svg:y="17.912cm">
          <text:p text:style-name="P5"><text:span text:style-name="T3">version 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9" draw:id="id9" draw:layer="layout" svg:width="3.048cm" svg:height="1.27cm" svg:x="3.493cm" svg:y="19.613cm">
          <text:p text:style-name="P5"><text:span text:style-name="T3">version 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5.017cm" svg:y1="17.481cm" svg:x2="5.017cm" svg:y2="17.912cm" draw:start-shape="id7" draw:start-glue-point="2" draw:end-shape="id8" draw:end-glue-point="0" svg:d="M5017 17481v431" svg:viewBox="0 0 1 432">
          <text:p/>
        </draw:connector>
        <draw:connector draw:style-name="gr5" draw:text-style-name="P7" draw:layer="layout" draw:type="line" svg:x1="5.017cm" svg:y1="19.182cm" svg:x2="5.017cm" svg:y2="19.613cm" draw:start-shape="id8" draw:start-glue-point="2" draw:end-shape="id9" draw:end-glue-point="0" svg:d="M5017 19182v431" svg:viewBox="0 0 1 432">
          <text:p/>
        </draw:connector>
        <draw:custom-shape draw:style-name="gr9" draw:text-style-name="P8" xml:id="id14" draw:id="id14" draw:layer="layout" svg:width="3.048cm" svg:height="1.27cm" svg:x="3.493cm" svg:y="13.412cm">
          <text:p text:style-name="P5"><text:span text:style-name="T3">fil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6.968cm" svg:y1="12.176cm" svg:x2="8.113cm" svg:y2="10.143cm" draw:start-shape="id10" draw:start-glue-point="4" draw:end-shape="id11" draw:end-glue-point="4" svg:d="M6968 12176l1145-2033" svg:viewBox="0 0 1146 2034">
          <text:p/>
        </draw:connector>
        <draw:connector draw:style-name="gr10" draw:text-style-name="P7" draw:layer="layout" draw:type="line" svg:x1="13.193cm" svg:y1="12.176cm" svg:x2="12.048cm" svg:y2="10.143cm" draw:start-shape="id12" draw:start-glue-point="4" draw:end-shape="id11" draw:end-glue-point="5" svg:d="M13193 12176l-1145-2033" svg:viewBox="0 0 1146 2034">
          <text:p/>
        </draw:connector>
        <draw:connector draw:style-name="gr10" draw:text-style-name="P7" draw:layer="layout" draw:type="line" svg:x1="7.938cm" svg:y1="16.96cm" svg:x2="12.096cm" svg:y2="16.96cm" draw:start-shape="id10" draw:start-glue-point="1" draw:end-shape="id12" draw:end-glue-point="3" svg:d="M7938 16960h4158" svg:viewBox="0 0 4159 1">
          <text:p/>
        </draw:connector>
        <draw:connector draw:style-name="gr11" draw:text-style-name="P7" draw:layer="layout" draw:type="line" svg:x1="5.017cm" svg:y1="15.267cm" svg:x2="5.017cm" svg:y2="14.682cm" draw:start-shape="id13" draw:start-glue-point="0" draw:end-shape="id14" draw:end-glue-point="2" svg:d="M5017 15267v-585" svg:viewBox="0 0 1 586">
          <text:p/>
        </draw:connector>
        <draw:connector draw:style-name="gr11" draw:text-style-name="P7" draw:layer="layout" draw:type="line" svg:x1="15.017cm" svg:y1="15.267cm" svg:x2="15.017cm" svg:y2="14.682cm" draw:start-shape="id15" draw:start-glue-point="0" draw:end-shape="id16" draw:end-glue-point="2" svg:d="M15017 15267v-585" svg:viewBox="0 0 1 586">
          <text:p/>
        </draw:connector>
      </draw:page>
      <draw:page draw:name="page2" draw:style-name="dp1" draw:master-page-name="Default">
        <draw:custom-shape draw:style-name="gr8" draw:text-style-name="P6" xml:id="id17" draw:id="id17" draw:layer="layout" svg:width="3.048cm" svg:height="1.27cm" svg:x="2.397cm" svg:y="9.282cm">
          <text:p text:style-name="P5"><text:span text:style-name="T3">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18" draw:id="id18" draw:layer="layout" svg:width="3.048cm" svg:height="1.27cm" svg:x="2.397cm" svg:y="10.983cm">
          <text:p text:style-name="P5"><text:span text:style-name="T3">B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19" draw:id="id19" draw:layer="layout" svg:width="3.048cm" svg:height="1.27cm" svg:x="2.397cm" svg:y="12.684cm">
          <text:p text:style-name="P5"><text:span text:style-name="T3">C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3.921cm" svg:y1="10.552cm" svg:x2="3.921cm" svg:y2="10.983cm" draw:start-shape="id17" draw:start-glue-point="2" draw:end-shape="id18" draw:end-glue-point="0" svg:d="M3921 10552v431" svg:viewBox="0 0 1 432">
          <text:p/>
        </draw:connector>
        <draw:connector draw:style-name="gr5" draw:text-style-name="P7" draw:layer="layout" draw:type="line" svg:x1="3.921cm" svg:y1="12.253cm" svg:x2="3.921cm" svg:y2="12.684cm" draw:start-shape="id18" draw:start-glue-point="2" draw:end-shape="id19" draw:end-glue-point="0" svg:d="M3921 12253v431" svg:viewBox="0 0 1 432">
          <text:p/>
        </draw:connector>
        <draw:custom-shape draw:style-name="gr12" draw:text-style-name="P9" xml:id="id20" draw:id="id20" draw:layer="layout" svg:width="3.048cm" svg:height="1.27cm" svg:x="2.397cm" svg:y="7.283cm">
          <text:p text:style-name="P5"><text:span text:style-name="T3">version 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3.921cm" svg:y1="9.282cm" svg:x2="3.921cm" svg:y2="8.553cm" draw:start-shape="id17" draw:start-glue-point="0" draw:end-shape="id20" draw:end-glue-point="2" svg:d="M3921 9282v-729" svg:viewBox="0 0 1 730">
          <text:p/>
        </draw:connector>
        <draw:custom-shape draw:style-name="gr8" draw:text-style-name="P6" xml:id="id21" draw:id="id21" draw:layer="layout" svg:width="3.048cm" svg:height="1.27cm" svg:x="5.897cm" svg:y="9.283cm">
          <text:p text:style-name="P5"><text:span text:style-name="T3">A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xml:id="id22" draw:id="id22" draw:layer="layout" svg:width="3.048cm" svg:height="1.27cm" svg:x="5.897cm" svg:y="10.984cm">
          <text:p text:style-name="P5"><text:span text:style-name="T3">B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23" draw:id="id23" draw:layer="layout" svg:width="3.048cm" svg:height="1.27cm" svg:x="5.897cm" svg:y="12.685cm">
          <text:p text:style-name="P5"><text:span text:style-name="T3">C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7.421cm" svg:y1="10.553cm" svg:x2="7.421cm" svg:y2="10.984cm" draw:start-shape="id21" draw:start-glue-point="2" draw:end-shape="id22" draw:end-glue-point="0" svg:d="M7421 10553v431" svg:viewBox="0 0 1 432">
          <text:p/>
        </draw:connector>
        <draw:connector draw:style-name="gr5" draw:text-style-name="P7" draw:layer="layout" draw:type="line" svg:x1="7.421cm" svg:y1="12.254cm" svg:x2="7.421cm" svg:y2="12.685cm" draw:start-shape="id22" draw:start-glue-point="2" draw:end-shape="id23" draw:end-glue-point="0" svg:d="M7421 12254v431" svg:viewBox="0 0 1 432">
          <text:p/>
        </draw:connector>
        <draw:custom-shape draw:style-name="gr12" draw:text-style-name="P9" xml:id="id24" draw:id="id24" draw:layer="layout" svg:width="3.048cm" svg:height="1.27cm" svg:x="5.897cm" svg:y="7.284cm">
          <text:p text:style-name="P5"><text:span text:style-name="T3">version 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7.421cm" svg:y1="9.283cm" svg:x2="7.421cm" svg:y2="8.554cm" draw:start-shape="id21" draw:start-glue-point="0" draw:end-shape="id24" draw:end-glue-point="2" svg:d="M7421 9283v-729" svg:viewBox="0 0 1 730">
          <text:p/>
        </draw:connector>
        <draw:custom-shape draw:style-name="gr13" draw:text-style-name="P10" xml:id="id25" draw:id="id25" draw:layer="layout" svg:width="3.048cm" svg:height="1.27cm" svg:x="9.397cm" svg:y="9.284cm">
          <text:p text:style-name="P5"><text:span text:style-name="T3">A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xml:id="id26" draw:id="id26" draw:layer="layout" svg:width="3.048cm" svg:height="1.27cm" svg:x="9.397cm" svg:y="10.985cm">
          <text:p text:style-name="P5"><text:span text:style-name="T3">B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27" draw:id="id27" draw:layer="layout" svg:width="3.048cm" svg:height="1.27cm" svg:x="9.397cm" svg:y="12.686cm">
          <text:p text:style-name="P5"><text:span text:style-name="T3">C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0.921cm" svg:y1="10.554cm" svg:x2="10.921cm" svg:y2="10.985cm" draw:start-shape="id25" draw:start-glue-point="2" draw:end-shape="id26" draw:end-glue-point="0" svg:d="M10921 10554v431" svg:viewBox="0 0 1 432">
          <text:p/>
        </draw:connector>
        <draw:connector draw:style-name="gr5" draw:text-style-name="P7" draw:layer="layout" draw:type="line" svg:x1="10.921cm" svg:y1="12.255cm" svg:x2="10.921cm" svg:y2="12.686cm" draw:start-shape="id26" draw:start-glue-point="2" draw:end-shape="id27" draw:end-glue-point="0" svg:d="M10921 12255v431" svg:viewBox="0 0 1 432">
          <text:p/>
        </draw:connector>
        <draw:custom-shape draw:style-name="gr12" draw:text-style-name="P9" xml:id="id28" draw:id="id28" draw:layer="layout" svg:width="3.048cm" svg:height="1.27cm" svg:x="9.397cm" svg:y="7.285cm">
          <text:p text:style-name="P5"><text:span text:style-name="T3">version 3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0.921cm" svg:y1="9.284cm" svg:x2="10.921cm" svg:y2="8.555cm" draw:start-shape="id25" draw:start-glue-point="0" draw:end-shape="id28" draw:end-glue-point="2" svg:d="M10921 9284v-729" svg:viewBox="0 0 1 730">
          <text:p/>
        </draw:connector>
        <draw:custom-shape draw:style-name="gr8" draw:text-style-name="P6" xml:id="id29" draw:id="id29" draw:layer="layout" svg:width="3.048cm" svg:height="1.27cm" svg:x="12.897cm" svg:y="9.285cm">
          <text:p text:style-name="P5"><text:span text:style-name="T3">A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30" draw:id="id30" draw:layer="layout" svg:width="3.048cm" svg:height="1.27cm" svg:x="12.897cm" svg:y="10.986cm">
          <text:p text:style-name="P5"><text:span text:style-name="T3">B1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xml:id="id31" draw:id="id31" draw:layer="layout" svg:width="3.048cm" svg:height="1.27cm" svg:x="12.897cm" svg:y="12.687cm">
          <text:p text:style-name="P5"><text:span text:style-name="T3">C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4.421cm" svg:y1="10.555cm" svg:x2="14.421cm" svg:y2="10.986cm" draw:start-shape="id29" draw:start-glue-point="2" draw:end-shape="id30" draw:end-glue-point="0" svg:d="M14421 10555v431" svg:viewBox="0 0 1 432">
          <text:p/>
        </draw:connector>
        <draw:connector draw:style-name="gr5" draw:text-style-name="P7" draw:layer="layout" draw:type="line" svg:x1="14.421cm" svg:y1="12.256cm" svg:x2="14.421cm" svg:y2="12.687cm" draw:start-shape="id30" draw:start-glue-point="2" draw:end-shape="id31" draw:end-glue-point="0" svg:d="M14421 12256v431" svg:viewBox="0 0 1 432">
          <text:p/>
        </draw:connector>
        <draw:custom-shape draw:style-name="gr12" draw:text-style-name="P9" xml:id="id32" draw:id="id32" draw:layer="layout" svg:width="3.048cm" svg:height="1.27cm" svg:x="12.897cm" svg:y="7.286cm">
          <text:p text:style-name="P5"><text:span text:style-name="T3">version 4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4.421cm" svg:y1="9.285cm" svg:x2="14.421cm" svg:y2="8.556cm" draw:start-shape="id29" draw:start-glue-point="0" draw:end-shape="id32" draw:end-glue-point="2" svg:d="M14421 9285v-729" svg:viewBox="0 0 1 730">
          <text:p/>
        </draw:connector>
        <draw:custom-shape draw:style-name="gr13" draw:text-style-name="P10" xml:id="id33" draw:id="id33" draw:layer="layout" svg:width="3.048cm" svg:height="1.27cm" svg:x="16.397cm" svg:y="9.286cm">
          <text:p text:style-name="P5"><text:span text:style-name="T3">A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34" draw:id="id34" draw:layer="layout" svg:width="3.048cm" svg:height="1.27cm" svg:x="16.397cm" svg:y="10.987cm">
          <text:p text:style-name="P5"><text:span text:style-name="T3">B2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35" draw:id="id35" draw:layer="layout" svg:width="3.048cm" svg:height="1.27cm" svg:x="16.397cm" svg:y="12.688cm">
          <text:p text:style-name="P5"><text:span text:style-name="T3">C3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7.921cm" svg:y1="10.556cm" svg:x2="17.921cm" svg:y2="10.987cm" draw:start-shape="id33" draw:start-glue-point="2" draw:end-shape="id34" draw:end-glue-point="0" svg:d="M17921 10556v431" svg:viewBox="0 0 1 432">
          <text:p/>
        </draw:connector>
        <draw:connector draw:style-name="gr5" draw:text-style-name="P7" draw:layer="layout" draw:type="line" svg:x1="17.921cm" svg:y1="12.257cm" svg:x2="17.921cm" svg:y2="12.688cm" draw:start-shape="id34" draw:start-glue-point="2" draw:end-shape="id35" draw:end-glue-point="0" svg:d="M17921 12257v431" svg:viewBox="0 0 1 432">
          <text:p/>
        </draw:connector>
        <draw:custom-shape draw:style-name="gr12" draw:text-style-name="P9" xml:id="id36" draw:id="id36" draw:layer="layout" svg:width="3.048cm" svg:height="1.27cm" svg:x="16.397cm" svg:y="7.287cm">
          <text:p text:style-name="P5"><text:span text:style-name="T3">version 5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17.921cm" svg:y1="9.286cm" svg:x2="17.921cm" svg:y2="8.557cm" draw:start-shape="id33" draw:start-glue-point="0" draw:end-shape="id36" draw:end-glue-point="2" svg:d="M17921 9286v-729" svg:viewBox="0 0 1 730">
          <text:p/>
        </draw:connector>
        <draw:line draw:style-name="gr14" draw:text-style-name="P7" draw:layer="layout" svg:x1="2.397cm" svg:y1="6.334cm" svg:x2="19.542cm" svg:y2="6.334cm">
          <text:p text:style-name="P1"><text:span text:style-name="T1">Checki</text:span><text:span text:style-name="T1">ns over </text:span><text:span text:style-name="T1">time</text:span></text:p>
          <text:p text:style-name="P1"/>
        </draw:line>
      </draw:page>
      <draw:page draw:name="page3" draw:style-name="dp1" draw:master-page-name="Default">
        <draw:custom-shape draw:style-name="gr15" draw:text-style-name="P6" draw:layer="layout" svg:width="4.161cm" svg:height="1.904cm" svg:x="3.032cm" svg:y="3.792cm">
          <text:p text:style-name="P5"><text:span text:style-name="T3">Working</text:span></text:p>
          <text:p text:style-name="P5"><text:span text:style-name="T3">Directory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layout" svg:width="4.16cm" svg:height="1.905cm" svg:x="7.81cm" svg:y="3.793cm">
          <text:p text:style-name="P5"><text:span text:style-name="T3">Staging</text:span></text:p>
          <text:p text:style-name="P5"><text:span text:style-name="T3">Are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4.161cm" svg:height="1.904cm" svg:x="12.587cm" svg:y="3.795cm">
          <text:p text:style-name="P5"><text:span text:style-name="T3">Git </text:span><text:span text:style-name="T3">directory</text:span></text:p>
          <text:p text:style-name="P5"><text:span text:style-name="T3">(reposito</text:span><text:span text:style-name="T3">ry)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7" draw:layer="layout" svg:x1="5.064cm" svg:y1="5.953cm" svg:x2="5.064cm" svg:y2="14.716cm">
          <text:p/>
        </draw:line>
        <draw:line draw:style-name="gr18" draw:text-style-name="P7" draw:layer="layout" svg:x1="9.864cm" svg:y1="5.954cm" svg:x2="9.864cm" svg:y2="14.717cm">
          <text:p/>
        </draw:line>
        <draw:line draw:style-name="gr18" draw:text-style-name="P7" draw:layer="layout" svg:x1="14.664cm" svg:y1="5.955cm" svg:x2="14.664cm" svg:y2="14.718cm">
          <text:p/>
        </draw:line>
        <draw:custom-shape draw:style-name="gr19" draw:text-style-name="P13" draw:layer="layout" svg:width="4.826cm" svg:height="2.286cm" svg:x="5.064cm" svg:y="9.382cm">
          <text:p text:style-name="P12"><text:span text:style-name="T1">stage </text:span><text:span text:style-name="T1">file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3" draw:layer="layout" svg:width="9.525cm" svg:height="2.54cm" svg:x="5.091cm" svg:y="6.588cm">
          <text:p text:style-name="P12"><text:span text:style-name="T1">checkout </text:span><text:span text:style-name="T1">the </text:span><text:span text:style-name="T1">project</text:span></text:p>
          <draw:enhanced-geometry svg:viewBox="0 0 21600 21600" draw:text-areas="?f7 ?f0 21600 ?f2" draw:type="left-arrow" draw:modifiers="4097.33361326895 4964.34474616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3" draw:layer="layout" svg:width="4.826cm" svg:height="2.286cm" svg:x="9.865cm" svg:y="11.683cm">
          <text:p text:style-name="P12"><text:span text:style-name="T1">comm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4" draw:layer="layout" svg:width="6.496cm" svg:height="1.741cm" svg:x="1.948cm" svg:y="14.924cm">
          <draw:text-box>
            <text:p text:style-name="P3">Unmodified/modified</text:p>
            <text:p text:style-name="P3">Files</text:p>
          </draw:text-box>
        </draw:frame>
        <draw:frame draw:style-name="gr21" draw:text-style-name="P14" draw:layer="layout" svg:width="2.487cm" svg:height="1.741cm" svg:x="8.648cm" svg:y="14.925cm">
          <draw:text-box>
            <text:p text:style-name="P3">Staged</text:p>
            <text:p text:style-name="P3">Files</text:p>
          </draw:text-box>
        </draw:frame>
        <draw:frame draw:style-name="gr21" draw:text-style-name="P14" draw:layer="layout" svg:width="3.664cm" svg:height="1.741cm" svg:x="12.849cm" svg:y="14.926cm">
          <draw:text-box>
            <text:p text:style-name="P3">Committed</text:p>
            <text:p text:style-name="P3">Files</text:p>
          </draw:text-box>
        </draw:frame>
      </draw:page>
      <draw:page draw:name="page4" draw:style-name="dp1" draw:master-page-name="Default">
        <draw:custom-shape draw:style-name="gr15" draw:text-style-name="P6" draw:layer="layout" svg:width="4.161cm" svg:height="1.904cm" svg:x="6.032cm" svg:y="3.792cm">
          <text:p text:style-name="P5"><text:span text:style-name="T3">unmodifi</text:span><text:span text:style-name="T3">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layout" svg:width="4.16cm" svg:height="1.905cm" svg:x="10.81cm" svg:y="3.793cm">
          <text:p text:style-name="P5"><text:span text:style-name="T3">modifi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4.161cm" svg:height="1.904cm" svg:x="15.587cm" svg:y="3.795cm">
          <text:p text:style-name="P5"><text:span text:style-name="T3">stag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7" draw:layer="layout" svg:x1="8.064cm" svg:y1="5.953cm" svg:x2="8.064cm" svg:y2="14.716cm">
          <text:p/>
        </draw:line>
        <draw:line draw:style-name="gr18" draw:text-style-name="P7" draw:layer="layout" svg:x1="12.864cm" svg:y1="5.954cm" svg:x2="12.864cm" svg:y2="14.717cm">
          <text:p/>
        </draw:line>
        <draw:line draw:style-name="gr18" draw:text-style-name="P7" draw:layer="layout" svg:x1="17.664cm" svg:y1="5.955cm" svg:x2="17.664cm" svg:y2="14.718cm">
          <text:p/>
        </draw:line>
        <draw:custom-shape draw:style-name="gr22" draw:text-style-name="P13" draw:layer="layout" svg:width="4.826cm" svg:height="2.286cm" svg:x="8.064cm" svg:y="6.482cm">
          <text:p text:style-name="P12"><text:span text:style-name="T1">ed</text:span><text:span text:style-name="T1">it </text:span><text:span text:style-name="T1">fil</text:span><text:span text:style-name="T1">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3" draw:layer="layout" svg:width="9.525cm" svg:height="2.54cm" svg:x="8.091cm" svg:y="11.988cm">
          <text:p text:style-name="P12"><text:span text:style-name="T1">commit</text:span></text:p>
          <draw:enhanced-geometry svg:viewBox="0 0 21600 21600" draw:text-areas="?f7 ?f0 21600 ?f2" draw:type="left-arrow" draw:modifiers="4097.33361326895 4964.34474616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3" draw:layer="layout" svg:width="4.826cm" svg:height="2.286cm" svg:x="12.865cm" svg:y="9.283cm">
          <text:p text:style-name="P12"><text:span text:style-name="T1">stage fil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4.161cm" svg:height="1.904cm" svg:x="1.232cm" svg:y="3.792cm">
          <text:p text:style-name="P5"><text:span text:style-name="T3">untracke</text:span><text:span text:style-name="T3">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7" draw:layer="layout" svg:x1="3.264cm" svg:y1="5.953cm" svg:x2="3.264cm" svg:y2="14.716cm">
          <text:p/>
        </draw:line>
        <draw:custom-shape draw:style-name="gr25" draw:text-style-name="P15" draw:layer="layout" svg:width="4.826cm" svg:height="2.286cm" svg:x="3.265cm" svg:y="8.183cm">
          <text:p text:style-name="P12"><text:span text:style-name="T1">add fil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5" draw:layer="layout" svg:width="4.826cm" svg:height="2.032cm" svg:x="3.186cm" svg:y="10.787cm">
          <text:p text:style-name="P12"><text:span text:style-name="T1">remove </text:span><text:span text:style-name="T1">fil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8.001cm" svg:height="1.143cm" svg:x="6.554cm" svg:y="2.262cm">
          <draw:text-box>
            <text:p text:style-name="P1"><text:span text:style-name="T4">File </text:span><text:span text:style-name="T4">Statu</text:span><text:span text:style-name="T4">s </text:span><text:span text:style-name="T4">Lifec</text:span><text:span text:style-name="T4">yc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1T22:51:04.504017558</meta:creation-date>
    <meta:generator>LibreOffice/6.2.6.2$Linux_X86_64 LibreOffice_project/20$Build-2</meta:generator>
    <dc:date>2019-09-01T23:18:30.679123128</dc:date>
    <meta:editing-duration>PT14S</meta:editing-duration>
    <meta:editing-cycles>1</meta:editing-cycles>
    <meta:document-statistic meta:object-count="90"/>
  </office:meta>
</office:document-meta>
</file>